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75757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66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solid" draw:fill-color="#757575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FastTap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Process flow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y point" draw:style-name="dp1" draw:master-page-name="Title_20_and_20_body" presentation:presentation-page-layout-name="AL2T1">
        <draw:frame draw:name="Shape 7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3">Entry point</text:span></text:p>
          </draw:text-box>
        </draw:frame>
        <draw:custom-shape draw:name="Shape 79" draw:style-name="gr2" draw:text-style-name="P6" draw:layer="layout" svg:width="3.146cm" svg:height="3.146cm" svg:x="1.77cm" svg:y="4.195cm">
          <text:p text:style-name="P1"><text:span text:style-name="T4">User ent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" draw:style-name="gr3" draw:text-style-name="P7" draw:layer="layout" svg:width="3.146cm" svg:height="3.146cm" svg:x="6.059cm" svg:y="4.195cm">
          <text:p text:style-name="P1"><text:span text:style-name="T4">Identify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" draw:style-name="gr3" draw:text-style-name="P7" draw:layer="layout" svg:width="3.146cm" svg:height="3.146cm" svg:x="10.348cm" svg:y="4.195cm">
          <text:p text:style-name="P1"><text:span text:style-name="T4">Identify tailored da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2" draw:style-name="gr3" draw:text-style-name="P7" draw:layer="layout" svg:width="3.146cm" svg:height="3.146cm" svg:x="14.931cm" svg:y="4.195cm">
          <text:p text:style-name="P1"><text:span text:style-name="T4">Push data to devi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3" draw:style-name="gr3" draw:text-style-name="P7" draw:layer="layout" svg:width="3.146cm" svg:height="3.146cm" svg:x="19.714cm" svg:y="4.195cm">
          <text:p text:style-name="P1"><text:span text:style-name="T4">Alert us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4" draw:style-name="gr4" draw:text-style-name="P8" draw:layer="layout" svg:width="1.142cm" svg:height="0.001cm" svg:x="4.91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85" draw:style-name="gr4" draw:text-style-name="P8" draw:layer="layout" svg:width="1.142cm" svg:height="0.001cm" svg:x="9.20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86" draw:style-name="gr4" draw:text-style-name="P8" draw:layer="layout" svg:width="1.436cm" svg:height="0.001cm" svg:x="13.495cm" svg:y="5.768cm">
          <text:p/>
          <draw:enhanced-geometry draw:mirror-horizontal="false" draw:mirror-vertical="false" draw:text-areas="0 0 ?f2 ?f3" svg:viewBox="0 0 0 0" draw:type="ooxml-bentConnector3" draw:modifiers="499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87" draw:style-name="gr4" draw:text-style-name="P8" draw:layer="layout" svg:width="1.635cm" svg:height="0.001cm" svg:x="18.078cm" svg:y="5.768cm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5">Grey cells = user action, Red cells = vendor action</text:span></text:p>
              <text:p text:style-name="P9"><text:span text:style-name="T5">Use RFID/NFC or similar to identify location (location services?), and/or QR login on entry</text:span></text:p>
              <text:p text:style-name="P9"><text:span text:style-name="T5">Tailored data includes upselling and similar marketing</text:span></text:p>
            </draw:text-box>
          </draw:frame>
        </presentation:notes>
      </draw:page>
      <draw:page draw:name="Order" draw:style-name="dp1" draw:master-page-name="Title_20_and_20_body" presentation:presentation-page-layout-name="AL2T1">
        <draw:frame draw:name="Shape 92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3">Order</text:span></text:p>
          </draw:text-box>
        </draw:frame>
        <draw:custom-shape draw:name="Shape 93" draw:style-name="gr2" draw:text-style-name="P6" draw:layer="layout" svg:width="3.146cm" svg:height="3.146cm" svg:x="1.77cm" svg:y="4.195cm">
          <text:p text:style-name="P1"><text:span text:style-name="T4">User compiles or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4" draw:style-name="gr3" draw:text-style-name="P7" draw:layer="layout" svg:width="3.146cm" svg:height="3.146cm" svg:x="6.059cm" svg:y="4.195cm">
          <text:p text:style-name="P1"><text:span text:style-name="T4">Queue or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5" draw:style-name="gr2" draw:text-style-name="P6" draw:layer="layout" svg:width="3.146cm" svg:height="3.146cm" svg:x="3.99cm" svg:y="8.382cm">
          <text:p text:style-name="P1"><text:span text:style-name="T4">Send or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6" draw:style-name="gr3" draw:text-style-name="P7" draw:layer="layout" svg:width="3.146cm" svg:height="3.146cm" svg:x="10.348cm" svg:y="4.195cm">
          <text:p text:style-name="P1"><text:span text:style-name="T4">Identify </text:span></text:p>
          <text:p text:style-name="P1"><text:span text:style-name="T4">wait 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7" draw:style-name="gr3" draw:text-style-name="P7" draw:layer="layout" svg:width="3.146cm" svg:height="3.146cm" svg:x="14.931cm" svg:y="4.195cm">
          <text:p text:style-name="P1"><text:span text:style-name="T4">Notify wait time to custom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" draw:style-name="gr3" draw:text-style-name="P7" draw:layer="layout" svg:width="3.146cm" svg:height="3.146cm" svg:x="19.714cm" svg:y="4.195cm">
          <text:p text:style-name="P1"><text:span text:style-name="T4">Alert us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" draw:style-name="gr4" draw:text-style-name="P8" draw:layer="layout" svg:width="2.612cm" svg:height="0.647cm" draw:transform="rotate (1.5707963267949) translate (3.341cm 9.95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0" draw:style-name="gr4" draw:text-style-name="P8" draw:layer="layout" svg:width="0.495cm" svg:height="2.612cm" draw:transform="rotate (-3.14159265358979) translate (7.631cm 9.95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1" draw:style-name="gr4" draw:text-style-name="P8" draw:layer="layout" svg:width="1.142cm" svg:height="0.001cm" svg:x="9.20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2" draw:style-name="gr4" draw:text-style-name="P8" draw:layer="layout" svg:width="1.436cm" svg:height="0.001cm" svg:x="13.495cm" svg:y="5.768cm">
          <text:p/>
          <draw:enhanced-geometry draw:mirror-horizontal="false" draw:mirror-vertical="false" draw:text-areas="0 0 ?f2 ?f3" svg:viewBox="0 0 0 0" draw:type="ooxml-bentConnector3" draw:modifiers="499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3" draw:style-name="gr4" draw:text-style-name="P8" draw:layer="layout" svg:width="1.635cm" svg:height="0.001cm" svg:x="18.078cm" svg:y="5.768cm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89" draw:style-name="gr1" draw:layer="layout" svg:width="16.932cm" svg:height="9.524cm" svg:x="1.059cm" svg:y="1.905cm" draw:page-number="3" presentation:class="page"/>
          <draw:frame draw:name="Shape 9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5">Orders are queued and customers notified of wait times based on activity-based timings for outlet (e.g. users of the service could be assigned dedicated staff or priority as loyalty reward or premium service)</text:span></text:p>
            </draw:text-box>
          </draw:frame>
        </presentation:notes>
      </draw:page>
      <draw:page draw:name="Order queued" draw:style-name="dp1" draw:master-page-name="Title_20_and_20_body" presentation:presentation-page-layout-name="AL2T1">
        <draw:frame draw:name="Shape 10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3">Order queued</text:span></text:p>
          </draw:text-box>
        </draw:frame>
        <draw:custom-shape draw:name="Shape 109" draw:style-name="gr3" draw:text-style-name="P7" draw:layer="layout" svg:width="3.146cm" svg:height="3.146cm" svg:x="1.77cm" svg:y="4.195cm">
          <text:p text:style-name="P1"><text:span text:style-name="T4">Order item in queu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0" draw:style-name="gr3" draw:text-style-name="P7" draw:layer="layout" svg:width="3.146cm" svg:height="3.146cm" svg:x="6.059cm" svg:y="4.195cm">
          <text:p text:style-name="P1"><text:span text:style-name="T4">Ask user to confir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1" draw:style-name="gr5" draw:text-style-name="P10" draw:layer="layout" svg:width="3.146cm" svg:height="3.146cm" svg:x="10.348cm" svg:y="4.195cm">
          <text:p text:style-name="P1"><text:span text:style-name="T4">User confirms ord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2" draw:style-name="gr5" draw:text-style-name="P10" draw:layer="layout" svg:width="3.146cm" svg:height="3.146cm" svg:x="14.931cm" svg:y="4.195cm">
          <text:p text:style-name="P1"><text:span text:style-name="T4">User confirms pay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3" draw:style-name="gr3" draw:text-style-name="P7" draw:layer="layout" svg:width="3.146cm" svg:height="3.146cm" svg:x="19.714cm" svg:y="4.195cm">
          <text:p text:style-name="P1"><text:span text:style-name="T4">Process pay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4" draw:text-style-name="P8" draw:layer="layout" svg:width="1.635cm" svg:height="0.001cm" svg:x="18.078cm" svg:y="5.768cm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5" draw:style-name="gr4" draw:text-style-name="P8" draw:layer="layout" svg:width="1.436cm" svg:height="0.001cm" svg:x="13.495cm" svg:y="5.768cm">
          <text:p/>
          <draw:enhanced-geometry draw:mirror-horizontal="false" draw:mirror-vertical="false" draw:text-areas="0 0 ?f2 ?f3" svg:viewBox="0 0 0 0" draw:type="ooxml-bentConnector3" draw:modifiers="499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6" draw:style-name="gr4" draw:text-style-name="P8" draw:layer="layout" svg:width="1.142cm" svg:height="0.001cm" svg:x="9.20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17" draw:style-name="gr4" draw:text-style-name="P8" draw:layer="layout" svg:width="1.142cm" svg:height="0.001cm" svg:x="4.91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4" presentation:class="page"/>
          <draw:frame draw:name="Shape 10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5">Based on timings the user is asked to confirm their order prior to fulfilment - this also acts as a payment confirmation for the price notified. Up to this point it may be possible to amend orders, although this would need to be factored into wait time calculations</text:span></text:p>
            </draw:text-box>
          </draw:frame>
        </presentation:notes>
      </draw:page>
      <draw:page draw:name="Order fulfilment" draw:style-name="dp1" draw:master-page-name="Title_20_and_20_body" presentation:presentation-page-layout-name="AL2T1">
        <draw:frame draw:name="Shape 122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3">Order fulfilment</text:span></text:p>
          </draw:text-box>
        </draw:frame>
        <draw:custom-shape draw:name="Shape 123" draw:style-name="gr3" draw:text-style-name="P7" draw:layer="layout" svg:width="3.146cm" svg:height="3.146cm" svg:x="1.77cm" svg:y="4.195cm">
          <text:p text:style-name="P1"><text:span text:style-name="T4">Staff notified of top queue ite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3" draw:text-style-name="P7" draw:layer="layout" svg:width="3.146cm" svg:height="3.146cm" svg:x="6.059cm" svg:y="4.195cm">
          <text:p text:style-name="P1"><text:span text:style-name="T4">Order prepar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7" draw:layer="layout" svg:width="3.146cm" svg:height="3.146cm" svg:x="10.348cm" svg:y="4.195cm">
          <text:p text:style-name="P1"><text:span text:style-name="T4">Order fulfilment confirm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3" draw:text-style-name="P7" draw:layer="layout" svg:width="3.146cm" svg:height="3.146cm" svg:x="14.931cm" svg:y="4.195cm">
          <text:p text:style-name="P1"><text:span text:style-name="T4">QR code print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7" draw:style-name="gr3" draw:text-style-name="P7" draw:layer="layout" svg:width="3.146cm" svg:height="3.146cm" svg:x="19.714cm" svg:y="4.195cm">
          <text:p text:style-name="P1"><text:span text:style-name="T4">User notifi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4" draw:text-style-name="P8" draw:layer="layout" svg:width="1.635cm" svg:height="0.001cm" svg:x="18.078cm" svg:y="5.768cm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29" draw:style-name="gr4" draw:text-style-name="P8" draw:layer="layout" svg:width="1.436cm" svg:height="0.001cm" svg:x="13.495cm" svg:y="5.768cm">
          <text:p/>
          <draw:enhanced-geometry draw:mirror-horizontal="false" draw:mirror-vertical="false" draw:text-areas="0 0 ?f2 ?f3" svg:viewBox="0 0 0 0" draw:type="ooxml-bentConnector3" draw:modifiers="499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30" draw:style-name="gr4" draw:text-style-name="P8" draw:layer="layout" svg:width="1.142cm" svg:height="0.001cm" svg:x="9.20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31" draw:style-name="gr4" draw:text-style-name="P8" draw:layer="layout" svg:width="1.142cm" svg:height="0.001cm" svg:x="4.91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119" draw:style-name="gr1" draw:layer="layout" svg:width="16.932cm" svg:height="9.524cm" svg:x="1.059cm" svg:y="1.905cm" draw:page-number="5" presentation:class="page"/>
          <draw:frame draw:name="Shape 12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5">At this point no further changes to the order can be made. The QR code acts as confirmation of receipt (could use NFC or similar)</text:span></text:p>
            </draw:text-box>
          </draw:frame>
        </presentation:notes>
      </draw:page>
      <draw:page draw:name="Order collection" draw:style-name="dp1" draw:master-page-name="Title_20_and_20_body" presentation:presentation-page-layout-name="AL2T1">
        <draw:frame draw:name="Shape 136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3">Order collection</text:span></text:p>
          </draw:text-box>
        </draw:frame>
        <draw:custom-shape draw:name="Shape 137" draw:style-name="gr3" draw:text-style-name="P7" draw:layer="layout" svg:width="3.146cm" svg:height="3.146cm" svg:x="1.77cm" svg:y="4.195cm">
          <text:p text:style-name="P1"><text:span text:style-name="T4">Order placed for colle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" draw:style-name="gr5" draw:text-style-name="P10" draw:layer="layout" svg:width="3.146cm" svg:height="3.146cm" svg:x="6.059cm" svg:y="4.195cm">
          <text:p text:style-name="P1"><text:span text:style-name="T4">User scans QR/NF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9" draw:style-name="gr3" draw:text-style-name="P7" draw:layer="layout" svg:width="3.146cm" svg:height="3.146cm" svg:x="10.348cm" svg:y="4.195cm">
          <text:p text:style-name="P1"><text:span text:style-name="T4">Confirm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0" draw:style-name="gr3" draw:text-style-name="P7" draw:layer="layout" svg:width="3.146cm" svg:height="3.146cm" svg:x="14.931cm" svg:y="4.195cm">
          <text:p text:style-name="P1"><text:span text:style-name="T4">Allow user to collec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1" draw:style-name="gr3" draw:text-style-name="P7" draw:layer="layout" svg:width="3.146cm" svg:height="3.146cm" svg:x="19.714cm" svg:y="4.195cm">
          <text:p text:style-name="P1"><text:span text:style-name="T4">User notifi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2" draw:style-name="gr4" draw:text-style-name="P8" draw:layer="layout" svg:width="1.635cm" svg:height="0.001cm" svg:x="18.078cm" svg:y="5.768cm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3" draw:style-name="gr4" draw:text-style-name="P8" draw:layer="layout" svg:width="1.436cm" svg:height="0.001cm" svg:x="13.495cm" svg:y="5.768cm">
          <text:p/>
          <draw:enhanced-geometry draw:mirror-horizontal="false" draw:mirror-vertical="false" draw:text-areas="0 0 ?f2 ?f3" svg:viewBox="0 0 0 0" draw:type="ooxml-bentConnector3" draw:modifiers="499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4" draw:style-name="gr4" draw:text-style-name="P8" draw:layer="layout" svg:width="1.142cm" svg:height="0.001cm" svg:x="9.20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45" draw:style-name="gr4" draw:text-style-name="P8" draw:layer="layout" svg:width="1.142cm" svg:height="0.001cm" svg:x="4.916cm" svg:y="5.768cm">
          <text:p/>
          <draw:enhanced-geometry draw:mirror-horizontal="false" draw:mirror-vertical="false" draw:text-areas="0 0 ?f2 ?f3" svg:viewBox="0 0 0 0" draw:type="ooxml-bentConnector3" draw:modifiers="5000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hape 133" draw:style-name="gr1" draw:layer="layout" svg:width="16.932cm" svg:height="9.524cm" svg:x="1.059cm" svg:y="1.905cm" draw:page-number="6" presentation:class="page"/>
          <draw:frame draw:name="Shape 134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5">User collects order as prepared. QR/NFC also acts as age verification mechanism or other ID check for regulatory purpo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4" presentation:style-name="Mpr2" draw:text-style-name="MP7" draw:layer="backgroundobjects" svg:width="17.587cm" svg:height="3.448cm" svg:x="6.64cm" svg:y="8.996cm" presentation:class="subtitle" presentation:user-transformed="true">
        <draw:text-box>
          <text:p/>
        </draw:text-box>
      </draw:frame>
      <draw:frame draw:name="Shape 15" presentation:style-name="Mpr3" draw:text-style-name="MP9" draw:layer="backgroundobjects" svg:width="1.523cm" svg:height="1.092cm" svg:x="23.606cm" svg:y="13.02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6" draw:text-style-name="MP10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7" draw:text-style-name="MP9" draw:layer="backgroundobjects" svg:width="1.523cm" svg:height="1.092cm" svg:x="23.606cm" svg:y="13.02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editing-duration>PT1M5S</meta:editing-duration>
    <dc:description>Copyright 2016 Stuart Adamson</dc:description>
    <dc:title>FastTap process</dc:title>
    <dc:date>2016-03-19T08:00:10.050291447</dc:date>
    <meta:document-statistic meta:object-count="101"/>
    <meta:generator>LibreOffice/5.0.4.2$FreeBSD_x86 LibreOffice_project/00m0$Build-2</meta:generator>
  </office:meta>
</office:document-meta>
</file>